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JUnitRuleTest.regular_failing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afeJUnitRuleTest.expected_exception_message_did_not_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RuleStub.apply( final Statement base , FrameworkMethod method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feJUnitRuleTest.expected_exception_type_did_not_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afeJUnitRuleTest.doAssert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JUnitRuleTest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RuleStub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JUnitRuleTest.happy_path_no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feJUnitRuleTest.expected_exception_but_no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feJUnitRuleTest.expected_exception_assert_did_not_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afeJUnitRuleTest.rule_threw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